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in" fo:margin-right="0in" fo:text-indent="0.0783in" style:auto-text-indent="false"/>
      <style:text-properties fo:color="#595959" style:font-name="Lato" style:font-name-asian="Lato1" style:font-name-complex="Lato1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4">
      <style:paragraph-properties fo:margin-left="1.5in" fo:margin-right="0in" fo:margin-top="0in" fo:margin-bottom="0.0429in" loext:contextual-spacing="false" fo:text-indent="-0.25in" style:auto-text-indent="false"/>
    </style:style>
    <style:style style:name="P38" style:family="paragraph" style:parent-style-name="Heading_20_1" style:list-style-name="WWNum5"/>
    <style:style style:name="P39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40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7" style:family="text">
      <style:text-properties fo:font-weight="bold" style:font-weight-asian="bold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T29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Desarrollo Web en Entorno Cliente</text:span><text:span text:style-name="T2"><text:line-break/></text:span><text:span text:style-name="T3">UD 09. Introducción a jQuery - Actividades 03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4"><text:span text:style-name="T5">Actualizado Noviembre 2020</text:span></text:p>
      <text:p text:style-name="P6"/>
      <text:p text:style-name="P6"/>
      <text:p text:style-name="P6"/>
      <text:p text:style-name="P5"><text:span text:style-name="T12">Licencia</text:span></text:p>
      <text:p text:style-name="P8"/>
      <text:p text:style-name="P7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7">Nomenclatura</text:span></text:p>
      <text:p text:style-name="P10"><text:span text:style-name="T8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9">Importante</text:span></text:p>
      <text:p text:style-name="P13"/>
      <text:p text:style-name="P12"><text:span text:style-name="T17">❕</text:span><text:span text:style-name="T10"> </text:span><text:span text:style-name="T9">Atención</text:span></text:p>
      <text:p text:style-name="P13"/>
      <text:p text:style-name="P12"><text:span text:style-name="T11">💬</text:span><text:span text:style-name="T9"> Interesante</text:span></text:p>
      <text:p text:style-name="P39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span text:style-name="T19">1. </text:span><text:a xlink:type="simple" xlink:href="#_4owcmsjlyn6b" text:style-name="Index_20_Link" text:visited-style-name="Index_20_Link"><text:span text:style-name="T15">Actividad 1</text:span></text:a><text:span text:style-name="T15"><text:tab/>3</text:span></text:p>
          <text:p text:style-name="P20"><text:span text:style-name="T20">2. </text:span><text:a xlink:type="simple" xlink:href="#_hf96sgzbodvk" text:style-name="Index_20_Link" text:visited-style-name="Index_20_Link"><text:span text:style-name="T15">Actividad 2</text:span></text:a><text:span text:style-name="T15"><text:tab/>3</text:span></text:p>
          <text:p text:style-name="P20"><text:span text:style-name="T20">3. </text:span><text:a xlink:type="simple" xlink:href="#_dl1bwl60qa9e" text:style-name="Index_20_Link" text:visited-style-name="Index_20_Link"><text:span text:style-name="T15">Actividad 3</text:span></text:a><text:span text:style-name="T15"><text:tab/>4</text:span></text:p>
          <text:p text:style-name="P20"><text:soft-page-break/><text:span text:style-name="T20">4. </text:span><text:a xlink:type="simple" xlink:href="#_7hhoptrxcb0t" text:style-name="Index_20_Link" text:visited-style-name="Index_20_Link"><text:span text:style-name="T15">Actividad 4</text:span></text:a><text:span text:style-name="T15"><text:tab/>4</text:span></text:p>
          <text:p text:style-name="P20"><text:span text:style-name="T20">5. </text:span><text:a xlink:type="simple" xlink:href="#_l7bf8os20u9w" text:style-name="Index_20_Link" text:visited-style-name="Index_20_Link"><text:span text:style-name="T15">Actividad 5</text:span></text:a><text:span text:style-name="T15"><text:tab/>4</text:span></text:p>
          <text:p text:style-name="P21"><text:span text:style-name="T20">6. </text:span><text:a xlink:type="simple" xlink:href="#_38awkmbxrd5h" text:style-name="Index_20_Link" text:visited-style-name="Index_20_Link"><text:span text:style-name="T15">Autores (en orden alfabético)</text:span></text:a><text:span text:style-name="T15"><text:tab/>5</text:span></text:p>
        </text:index-body>
      </text:table-of-content>
      <text:p text:style-name="P18"><text:span text:style-name="T21">UD0</text:span><text:span text:style-name="T22">9</text:span><text:span text:style-name="T23">. Introducción a jQuer</text:span><text:span text:style-name="T22">y - Actividades 03</text:span></text:p>
      <text:p text:style-name="P23"><text:span text:style-name="T16">📖 </text:span><text:span text:style-name="T27">Importante 1: </text:span>no intentes copiar ejercicios ni tan siquiera “ver un poco” código de otros compañeros. Es el mayor error de quien empieza a programar, ya que luego no sabe resolver problemas por sí mismo y da una falsa sensación de aprendizaje.</text:p>
      <text:p text:style-name="Standard"/>
      <text:p text:style-name="P23"><text:span text:style-name="T16">📖 </text:span><text:span text:style-name="T27">Importante 2: </text:span>si en programación algo no sale a la primera... es totalmente normal. Es parte del aprendizaje. ¿Cómo crees que aprendieron los mejores programadores?</text:p>
      <text:list xml:id="list2715302052" text:style-name="WWNum5">
        <text:list-item>
          <text:p text:style-name="P38"><text:bookmark text:name="_4owcmsjlyn6b"/>Actividad 1</text:p>
        </text:list-item>
      </text:list>
      <text:p text:style-name="P22">Obtén mediante AJAX los votos de restaurantes de una fuente (par, usuario-restaurante).</text:p>
      <text:p text:style-name="P22">Los votos se recogerán por AJAX recibiendo un objeto JSON con un array de objetos con los atributos usuario y restaurante (que significan que el usuario X votó como bueno el restaurante Y).</text:p>
      <text:p text:style-name="P22">Tenéis una URL de prueba en</text:p>
      <text:p text:style-name="P22"><text:a xlink:type="simple" xlink:href="https://apuntesfpinformatica.es/DWEC/EjemploUD9-3-1Restaurante.php" text:style-name="ListLabel_20_46" text:visited-style-name="ListLabel_20_46"><text:span text:style-name="T28">https://apuntesfpinformatica.es/DWEC/EjemploUD9-3-1Restaurante.php</text:span></text:a></text:p>
      <text:p text:style-name="P22">Además, desde otra fuente se recogerá una lista de usuarios baneados.</text:p>
      <text:p text:style-name="P22">Tenéis una URL de prueba en</text:p>
      <text:p text:style-name="P22"><text:a xlink:type="simple" xlink:href="https://apuntesfpinformatica.es/DWEC/EjemploUD9-3-1Baneados.php" text:style-name="ListLabel_20_46" text:visited-style-name="ListLabel_20_46"><text:span text:style-name="T28">https://apuntesfpinformatica.es/DWEC/EjemploUD9-3-1Baneados.php</text:span></text:a></text:p>
      <text:p text:style-name="P22"/>
      <text:p text:style-name="P22">Se deberá mostrar el resultado de las votaciones tanto contando los votos de usuarios baneados, como excluyendo los votos de usuarios baneados.</text:p>
      <text:list xml:id="list35210235894421" text:continue-numbering="true" text:style-name="WWNum5">
        <text:list-item>
          <text:p text:style-name="P38"><text:bookmark text:name="_hf96sgzbodvk"/>Actividad 2</text:p>
        </text:list-item>
      </text:list>
      <text:p text:style-name="P22">Un grupo de amigos, cansados del típico amigo invisible con regalos variopintos, ha decidido que directamente intercambiaran dinero en secreto.</text:p>
      <text:p text:style-name="P22">Para este amigo invisible moderno, cada uno decide libremente la cantidad que quiere dar y la reparte a partes iguales (sin decimales) entre los amigos que él quiere. Es posible que algún amigo no <text:s/>se reparta con nadie :)</text:p>
      <text:p text:style-name="P22">Por ejemplo, supongamos un amigo llamado Alejandro quiere repartir 100 euros entre 3 amigos Lara, Pepito, Juanito. Debe repartirse a partes iguales, por lo cual se repartirán 33 cada uno.</text:p>
      <text:p text:style-name="P22">Con esta acción el saldo será:</text:p>
      <text:list xml:id="list2583577428" text:style-name="WWNum3">
        <text:list-item>
          <text:p text:style-name="P24">Alejandro: -.99 (el euro no repartido se lo queda el).</text:p>
        </text:list-item>
        <text:list-item>
          <text:p text:style-name="P28">Lara: +33</text:p>
        </text:list-item>
        <text:list-item>
          <text:p text:style-name="P28">Pepito: +33</text:p>
        </text:list-item>
        <text:list-item>
          <text:p text:style-name="P32">Juanito: +33</text:p>
        </text:list-item>
      </text:list>
      <text:p text:style-name="P22">Si luego Lara decide repartir 20€ entre Pepito y Alejandro, el resultado queda:</text:p>
      <text:list xml:id="list300980233" text:style-name="WWNum6">
        <text:list-item>
          <text:p text:style-name="P25">Alejandro: -89</text:p>
        </text:list-item>
        <text:list-item>
          <text:p text:style-name="P29">Lara: +13</text:p>
        </text:list-item>
        <text:list-item>
          <text:p text:style-name="P29"><text:soft-page-break/>Pepito: +43</text:p>
        </text:list-item>
        <text:list-item>
          <text:p text:style-name="P33">Juanito: +33</text:p>
        </text:list-item>
      </text:list>
      <text:p text:style-name="P22">Pepito y Juanito deciden no repartir nada, por lo cual ese sería el resultado final.</text:p>
      <text:p text:style-name="P22">Nuestra misión es realizar un programa que reciba por AJAX una configuración de cada amigo que hace, nos muestre el resumen del saldo final de cada amigo.</text:p>
      <text:p text:style-name="P22">Tenéis una URL de prueba en https://apuntesfpinformatica.es/DWEC/EjemploUD9-3-2Amigos.php</text:p>
      <text:p text:style-name="P22">De esa URL obtendremos un objeto JSON que contendrá:</text:p>
      <text:list xml:id="list2859427954" text:style-name="WWNum4">
        <text:list-item>
          <text:p text:style-name="P26">Un array de objetos representando cada objeto lo que hará cada <text:s/>amigo.</text:p>
        </text:list-item>
        <text:list-item>
          <text:p text:style-name="P30">Dentro de ese objeto habrá: el nombre del amigo, una cantidad N de euros y un array de otros amigos (Este array puede estar vacío).</text:p>
          <text:list>
            <text:list-item>
              <text:p text:style-name="P36">Esa cantidad de dinero N sera repartida a partes iguales entre los amigos del array. Es decir, nuestro amigo perderá ese dinero y los amigos del array ganaran la parte que les toque.</text:p>
              <text:list>
                <text:list-item>
                  <text:p text:style-name="P37">Si la división no ex exacta (por ejemplo 10 euros y 3 amigos), los amigos se reparten 3 cada uno y al repartidor en lugar de restarle 10, se le resta lo que se ha repartido (unicamente 9).</text:p>
                </text:list-item>
              </text:list>
            </text:list-item>
          </text:list>
        </text:list-item>
      </text:list>
      <text:list xml:id="list35209614378801" text:continue-list="list35210235894421" text:style-name="WWNum5">
        <text:list-item>
          <text:p text:style-name="P38"><text:bookmark text:name="_dl1bwl60qa9e"/>Actividad 3</text:p>
        </text:list-item>
      </text:list>
      <text:p text:style-name="P22">Utiliza la API de ElPais</text:p>
      <text:p text:style-name="P22"><text:a xlink:type="simple" xlink:href="https://servicios.elpais.com/sorteos/loteria-navidad/api/" text:style-name="ListLabel_20_46" text:visited-style-name="ListLabel_20_46"><text:span text:style-name="T28">https://servicios.elpais.com/sorteos/loteria-navidad/api/</text:span></text:a></text:p>
      <text:p text:style-name="P22"/>
      <text:p text:style-name="P22">Posiblemente de problemas por exceso de peticiones, así que para practicar usa este sustituto ficticio que tiene el mismo comportamiento </text:p>
      <text:p text:style-name="P22"><text:a xlink:type="simple" xlink:href="https://apuntesfpinformatica.es/DWEC/sustitutoAPILoteria.php" text:style-name="ListLabel_20_46" text:visited-style-name="ListLabel_20_46"><text:span text:style-name="T28">https://apuntesfpinformatica.es/DWEC/sustitutoAPILoteria.php</text:span></text:a></text:p>
      <text:p text:style-name="P22"/>
      <text:p text:style-name="P22">Para ello se realizará una consulta para obtener:</text:p>
      <text:list xml:id="list3954887541" text:style-name="WWNum1">
        <text:list-item>
          <text:p text:style-name="P27">Suma de cantidad de premios al décimo para números primos.</text:p>
        </text:list-item>
        <text:list-item>
          <text:p text:style-name="P31">Suma de cantidad de premios al décimo para números palíndromos.</text:p>
        </text:list-item>
        <text:list-item>
          <text:p text:style-name="P34">Suma de cantidad de premios de una lista de números dados por el usuario, separados por coma.</text:p>
        </text:list-item>
      </text:list>
      <text:p text:style-name="P22"/>
      <text:list xml:id="list35209496674705" text:continue-list="list35209614378801" text:style-name="WWNum5">
        <text:list-item>
          <text:p text:style-name="P38"><text:bookmark text:name="_7hhoptrxcb0t"/>Actividad 4</text:p>
        </text:list-item>
      </text:list>
      <text:p text:style-name="P22">Usando <text:a xlink:type="simple" xlink:href="https://codeforces.com/apiHelp/methods#contest.list" text:style-name="ListLabel_20_46" text:visited-style-name="ListLabel_20_46"><text:span text:style-name="T28">https://codeforces.com/apiHelp/methods#contest.list</text:span></text:a> de la API de Codeforces.com. Obtener la <text:s/>lista de concursos de Codeforces disponibles, pero solo mostrar aquellos que se hicieron en mes de mayo y posteriormente la temporada 2012-2013</text:p>
      <text:p text:style-name="P22"/>
      <text:list xml:id="list35209530398149" text:continue-numbering="true" text:style-name="WWNum5">
        <text:list-item>
          <text:p text:style-name="P38"><text:bookmark text:name="_l7bf8os20u9w"/>Actividad 5</text:p>
        </text:list-item>
      </text:list>
      <text:p text:style-name="P22"><text:soft-page-break/>Usando <text:a xlink:type="simple" xlink:href="https://www.omdbapi.com/" text:style-name="ListLabel_20_46" text:visited-style-name="ListLabel_20_46"><text:span text:style-name="T28">https://www.omdbapi.com/</text:span></text:a> <text:s/>realiza una página que te permita elegir entre películas o series y de ahí te permita buscar las películas/series de un año concreto que introduzca el usuario.</text:p>
      <text:p text:style-name="P22"/>
      <text:list xml:id="list35210327118894" text:continue-numbering="true" text:style-name="WWNum5">
        <text:list-item>
          <text:p text:style-name="P38"><text:bookmark text:name="_38awkmbxrd5h"/>Autores (en orden alfabético)</text:p>
        </text:list-item>
      </text:list>
      <text:p text:style-name="P22">A continuación ofrecemos en orden alfabético el listado de autores que han hecho aportaciones a este documento:</text:p>
      <text:list xml:id="list2750714099" text:style-name="WWNum2">
        <text:list-item>
          <text:p text:style-name="P35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</text:span><text:span text:style-name="MT2">9</text:span><text:span text:style-name="MT1">. </text:span><text:span text:style-name="MT2">Introducción a jQuery</text:span><text:span text:style-name="MT1"> - Actividades 0</text:span><text:span text:style-name="MT2">3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9 - Página</text:span><text:span text:style-name="MT1">.</text:span><text:page-number text:select-page="current">5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5" meta:paragraph-count="69" meta:word-count="787" meta:character-count="4893" meta:non-whitespace-character-count="4187"/>
    <meta:generator>LibreOfficeDev/6.0.5.2$Linux_X86_64 LibreOffice_project/</meta:generator>
  </office:meta>
</office:document-meta>
</file>